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7.3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6" table:default-cell-style-name="ce6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<text:a xlink:href="http://www.tme.eu/pl/details/mbrb2535ctlt4g/diody-schottky-smd/on-semiconductor/#" xlink:type="simple">MBRB2535CTLT4G</text:a> </text:p>
          </table:table-cell>
          <table:table-cell office:value-type="string" calcext:value-type="string">
            <text:p>http://www.tme.eu/pl/details/mbrb2535ctlt4g/diody-schottky-smd/on-semiconductor/#</text:p>
          </table:table-cell>
        </table:table-row>
        <table:table-row table:style-name="ro2">
          <table:table-cell office:value-type="string" calcext:value-type="string">
            <text:p>kond. 2200U</text:p>
          </table:table-cell>
          <table:table-cell office:value-type="string" calcext:value-type="string">
            <text:p><text:a xlink:href="http://www.tme.eu/pl/details/ucd0j222mnl1gs/kondensatory-elektr-smd-niskoimpedan/nichicon/" xlink:type="simple">UCD0J222MNL1GS</text:a> </text:p>
          </table:table-cell>
          <table:table-cell office:value-type="string" calcext:value-type="string">
            <text:p>http://www.tme.eu/pl/details/ucd0j222mnl1gs/kondensatory-elektr-smd-niskoimpedan/nichicon/#</text:p>
          </table:table-cell>
        </table:table-row>
        <table:table-row table:style-name="ro2">
          <table:table-cell office:value-type="string" calcext:value-type="string">
            <text:p>kond. MLCC 220u 1210</text:p>
          </table:table-cell>
          <table:table-cell office:value-type="string" calcext:value-type="string">
            <text:p><text:a xlink:href="http://www.tme.eu/pl/details/cl32a227mqvnnne/kondensatory-mlcc-smd-1210/samsung/" xlink:type="simple">CL32A227MQVNNNE</text:a> </text:p>
          </table:table-cell>
          <table:table-cell office:value-type="string" calcext:value-type="string">
            <text:p>http://www.tme.eu/pl/katalog/kondensatory-mlcc-smd-1210_113185/#id_category=113185&amp;s_field=artykul&amp;s_order=ASC&amp;visible_params=2%2C10%2C32%2C39%2C115%2C116%2C118%2C118%2C120%2C2931%2C2932&amp;used_params=118%3A25328%3B</text:p>
          </table:table-cell>
        </table:table-row>
      </table:table>
      <table:table table:name="obliczenia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table:style-name="ce3" office:value-type="string" calcext:value-type="string">
            <text:p>Stabilizator Wif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res U</text:p>
          </table:table-cell>
          <table:table-cell office:value-type="float" office:value="3.3" calcext:value-type="float">
            <text:p>3,3</text:p>
          </table:table-cell>
          <table:table-cell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Optymalnie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2">
          <table:table-cell office:value-type="string" calcext:value-type="string">
            <text:p>Uadj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4]/(([.B3]-[.B4])/[.B5])" office:value-type="float" office:value="46616.5413533835" calcext:value-type="float">
            <text:p>46616,54</text:p>
          </table:table-cell>
          <table:table-cell/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47000" calcext:value-type="float">
            <text:p>47000</text:p>
          </table:table-cell>
          <table:table-cell/>
        </table:table-row>
        <table:table-row table:style-name="ro2">
          <table:table-cell office:value-type="string" calcext:value-type="string">
            <text:p>Uwy</text:p>
          </table:table-cell>
          <table:table-cell table:style-name="ce4" table:formula="of:=[.B4]/[.B7]*([.B5]+[.B7])" office:value-type="float" office:value="3.87829787234043" calcext:value-type="float">
            <text:p>3,87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calcext:value-type="string">
            <text:p>Pomiar napięcia zasialnia/akumulato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pięcie max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Max. Napięcie ADC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12]/(([.B11]-[.B12])/[.B13])" office:value-type="float" office:value="70212.7659574468" calcext:value-type="float">
            <text:p>70212,77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U bat max.</text:p>
          </table:table-cell>
          <table:table-cell table:formula="of:=[.B12]/[.B15]*([.B13]+[.B15])" office:value-type="float" office:value="8.15294117647059" calcext:value-type="float">
            <text:p>8,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Dla Ubat równeg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adc wyniesie</text:p>
          </table:table-cell>
          <table:table-cell table:formula="of:=[.B17]/([.B13]+[.B15])*[.B15]" office:value-type="float" office:value="2.42857142857143" calcext:value-type="float">
            <text:p>2,4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Co da liczbę</text:p>
          </table:table-cell>
          <table:table-cell table:style-name="ce5" table:formula="of:=256*[.B18]/[.B12]" office:value-type="float" office:value="188.39826839826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Rozdzielczość V</text:p>
          </table:table-cell>
          <table:table-cell table:style-name="ce4" table:formula="of:=[.B12]/256" office:value-type="float" office:value="0.012890625" calcext:value-type="float">
            <text:p>0,013</text:p>
          </table:table-cell>
          <table:table-cell office:value-type="string" calcext:value-type="string">
            <text:p>V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21:04:55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2S</meta:editing-duration>
    <meta:editing-cycles>9</meta:editing-cycles>
    <meta:generator>LibreOffice/5.2.6.2$Windows_x86 LibreOffice_project/a3100ed2409ebf1c212f5048fbe377c281438fdc</meta:generator>
    <dc:date>2017-07-10T23:41:22.122000000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